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'lucida grande', tahoma, verdana, 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color="#800000" fo:font-weight="normal" style:font-weight-asian="normal" style:font-weight-complex="normal"/>
    </style:style>
    <style:style style:name="P7" style:family="paragraph" style:parent-style-name="Standard" style:list-style-name="L4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18133441" text:style-name="L1">
        <text:list-item>
          <text:p text:style-name="P2">Informações pertinentes a filmes (extraído da ontologia do DBPedia)</text:p>
          <text:p text:style-name="P3">Class Movie</text:p>
        </text:list-item>
      </text:list>
      <text:list xml:id="list1124153005" text:style-name="L2">
        <text:list-item>
          <text:list>
            <text:list-item>
              <text:p text:style-name="P4">dbpedia-owl:writer</text:p>
            </text:list-item>
            <text:list-item>
              <text:p text:style-name="P4">dbpprop:books – livros em que foram baseados os filmes.</text:p>
            </text:list-item>
            <text:list-item>
              <text:p text:style-name="P4">dbpprop:country </text:p>
            </text:list-item>
            <text:list-item>
              <text:p text:style-name="P4">dbpprop:genre – gênero do filme – similar(?) a dcterms:subject </text:p>
            </text:list-item>
            <text:list-item>
              <text:p text:style-name="P4">dbpprop:precededBy</text:p>
            </text:list-item>
            <text:list-item>
              <text:p text:style-name="P4">dbpprop:language – língua do filme</text:p>
            </text:list-item>
            <text:list-item>
              <text:p text:style-name="P4"><text:bookmark-start text:name="__DdeLink__104_296259123"/>dbpprop<text:bookmark-end text:name="__DdeLink__104_296259123"/>:title – título do Filme - <text:s/>similar a foaf:name</text:p>
            </text:list-item>
            <text:list-item>
              <text:p text:style-name="P4">dbpedia-owl:director</text:p>
            </text:list-item>
            <text:list-item>
              <text:p text:style-name="P4">dbpedia-owl:producer – produtores</text:p>
            </text:list-item>
            <text:list-item>
              <text:p text:style-name="P4">dbpedia-owl:starring – estrelas do filme = movie:actor</text:p>
            </text:list-item>
            <text:list-item>
              <text:p text:style-name="P4"><text:bookmark-start text:name="__DdeLink__12687_296259123"/>rdfs<text:bookmark-end text:name="__DdeLink__12687_296259123"/>:label – título em diversos idiomas</text:p>
              <text:p text:style-name="P4"/>
            </text:list-item>
          </text:list>
        </text:list-item>
      </text:list>
      <text:list xml:id="list281698580" text:continue-list="list1718133441" text:style-name="L1">
        <text:list-item>
          <text:p text:style-name="P2">Informações pertinentes a Pessoas (extraídas do Facebook)</text:p>
          <text:p text:style-name="P3">Class Person</text:p>
        </text:list-item>
      </text:list>
      <text:list xml:id="list1041413005" text:style-name="L3">
        <text:list-item>
          <text:p text:style-name="P5">user_birthday</text:p>
        </text:list-item>
        <text:list-item>
          <text:p text:style-name="P5">friends_birthday</text:p>
        </text:list-item>
        <text:list-item>
          <text:p text:style-name="P5">user_hometown(está sem range) <text:s/>= dbpedia:birthPlace </text:p>
        </text:list-item>
        <text:list-item>
          <text:p text:style-name="P5">friends_hometown(está sem range) = dbpedia:birthPlace</text:p>
        </text:list-item>
        <text:list-item>
          <text:p text:style-name="P5">user_interests(está sem range)</text:p>
        </text:list-item>
        <text:list-item>
          <text:p text:style-name="P5">friends_interests(está sem range)</text:p>
        </text:list-item>
        <text:list-item>
          <text:p text:style-name="P5">user_likes(está sem range)</text:p>
        </text:list-item>
        <text:list-item>
          <text:p text:style-name="P5">friends_likes(está sem range)</text:p>
        </text:list-item>
        <text:list-item>
          <text:p text:style-name="P5">user_location(está sem range)</text:p>
        </text:list-item>
        <text:list-item>
          <text:p text:style-name="P5">friends_location(está sem range)</text:p>
        </text:list-item>
        <text:list-item>
          <text:p text:style-name="P5">user_relationships</text:p>
        </text:list-item>
        <text:list-item>
          <text:p text:style-name="P5">friends_relationships</text:p>
        </text:list-item>
        <text:list-item>
          <text:p text:style-name="P5">user_relationship_details ?</text:p>
        </text:list-item>
        <text:list-item>
          <text:p text:style-name="P5">friends_<text:bookmark-start text:name="__DdeLink__99_296259123"/>relationship_details<text:bookmark-end text:name="__DdeLink__99_296259123"/></text:p>
        </text:list-item>
        <text:list-item>
          <text:p text:style-name="P5">user_<text:bookmark-start text:name="__DdeLink__91_296259123"/>religion_politics<text:bookmark-end text:name="__DdeLink__91_296259123"/>(está sem range)</text:p>
        </text:list-item>
        <text:list-item>
          <text:p text:style-name="P5">friends_religion_politics(está sem range)</text:p>
        </text:list-item>
        <text:list-item>
          <text:p text:style-name="P5">user_subscriptions </text:p>
        </text:list-item>
        <text:list-item>
          <text:p text:style-name="P5">friends_subscriptions</text:p>
        </text:list-item>
        <text:list-item>
          <text:p text:style-name="P5">user_videos</text:p>
        </text:list-item>
        <text:list-item>
          <text:p text:style-name="P5">friend_videos</text:p>
        </text:list-item>
        <text:list-item>
          <text:p text:style-name="P5">inspirational_people</text:p>
        </text:list-item>
        <text:list-item>
          <text:p text:style-name="P5">languages</text:p>
        </text:list-item>
        <text:list-item>
          <text:p text:style-name="P5">political</text:p>
        </text:list-item>
        <text:list-item>
          <text:p text:style-name="P5">religion</text:p>
        </text:list-item>
        <text:list-item>
          <text:p text:style-name="P5">favorite_teams</text:p>
        </text:list-item>
        <text:list-item>
          <text:p text:style-name="P5">favorites_athletes</text:p>
        </text:list-item>
        <text:list-item>
          <text:p text:style-name="P5">activities</text:p>
          <text:p text:style-name="P6">Pendente: mapear em uma Ontologia ou criar uma nova.</text:p>
        </text:list-item>
      </text:list>
      <text:list xml:id="list244221606" text:continue-list="list281698580" text:style-name="L1">
        <text:list-item>
          <text:p text:style-name="P2">Regras </text:p>
        </text:list-item>
      </text:list>
      <text:list xml:id="list1311595557" text:style-name="L4">
        <text:list-item>
          <text:p text:style-name="P7">Um filme é relacionado a outro se um é sequência de outro &gt;&gt; ligar com o linkedmb prequel, sequel , etc.</text:p>
        </text:list-item>
        <text:list-item>
          <text:p text:style-name="P7">Quando dois filmes tem o mesmo diretor (starring, director)</text:p>
        </text:list-item>
        <text:list-item>
          <text:p text:style-name="P7">Se dois filmes tem categoria em comum (criminals, e.g.)</text:p>
        </text:list-item>
        <text:list-item>
          <text:p text:style-name="P7"><text:soft-page-break/></text:p>
          <text:p text:style-name="P7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'lucida grande', tahoma, verdana, 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1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8:42:48</meta:creation-date>
    <meta:generator>LibreOffice/3.5$Linux_x86 LibreOffice_project/350m1$Build-2</meta:generator>
    <dc:date>2014-02-09T00:43:31</dc:date>
    <meta:editing-duration>PT4H26M23S</meta:editing-duration>
    <meta:editing-cycles>24</meta:editing-cycles>
    <dc:creator>Flavio </dc:creator>
    <meta:document-statistic meta:table-count="0" meta:image-count="0" meta:object-count="0" meta:page-count="2" meta:paragraph-count="47" meta:word-count="218" meta:character-count="1514" meta:non-whitespace-character-count="1381"/>
  </office:meta>
</office:document-meta>
</file>